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</table:table-row>
      </table:table>
      <table:table table:name="01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</table:table>
      <table:table table:name="02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</table:table>
      <table:table table:name="03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</table:table>
      <table:named-expressions>
        <table:named-range table:name="range1" table:base-cell-address="$'01'.$A$2" table:cell-range-address="$'01'.$A$2:.$E$6"/>
        <table:named-range table:name="range2" table:base-cell-address="$'02'.$A$2" table:cell-range-address="$'02'.$A$2:.$E$6"/>
        <table:named-range table:name="range3" table:base-cell-address="$'03'.$A$2" table:cell-range-address="$'03'.$A$2: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.00.0000</text:date>, <text:time style:data-style-name="N2" text:time-value="10:12:29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55:38.516000000</meta:creation-date>
    <dc:date>2018-06-01T10:13:19.069000000</dc:date>
    <meta:editing-duration>PT2M54S</meta:editing-duration>
    <meta:editing-cycles>3</meta:editing-cycles>
    <meta:generator>LibreOfficeDev/6.1.0.0.alpha0$Windows_x86 LibreOffice_project/965527d76bc233b65795a5203029a65e28773e3b</meta:generator>
    <meta:document-statistic meta:table-count="4" meta:cell-count="80" meta:object-count="0"/>
  </office:meta>
</office:document-meta>
</file>